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0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567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5cm" svg:y1="8.5cm" svg:x2="6.5cm" svg:y2="14cm">
          <text:p/>
        </draw:line>
        <draw:line draw:style-name="gr1" draw:text-style-name="P1" draw:layer="layout" svg:x1="20.5cm" svg:y1="8.5cm" svg:x2="17.5cm" svg:y2="14cm">
          <text:p/>
        </draw:line>
        <draw:line draw:style-name="gr1" draw:text-style-name="P1" draw:layer="layout" svg:x1="9.5cm" svg:y1="8.5cm" svg:x2="20.5cm" svg:y2="8.5cm">
          <text:p/>
        </draw:line>
        <draw:line draw:style-name="gr1" draw:text-style-name="P1" draw:layer="layout" svg:x1="6.5cm" svg:y1="14cm" svg:x2="17.5cm" svg:y2="14cm">
          <text:p/>
        </draw:line>
        <draw:frame draw:style-name="gr2" draw:layer="layout" svg:width="10.733cm" svg:height="1.675cm" svg:x="6cm" svg:y="3.417cm">
          <draw:text-box>
            <text:p>ABCD是四边形，AB//DC, AD//BC。</text:p>
            <text:p>证明：AB=DC, AD=BC</text:p>
          </draw:text-box>
        </draw:frame>
        <draw:frame draw:style-name="gr3" draw:layer="layout" svg:width="0.925cm" svg:height="0.963cm" svg:x="8.8cm" svg:y="7.5cm">
          <draw:text-box>
            <text:p>A</text:p>
          </draw:text-box>
        </draw:frame>
        <draw:line draw:style-name="gr1" draw:text-style-name="P1" draw:layer="layout" svg:x1="9.5cm" svg:y1="8.5cm" svg:x2="20.5cm" svg:y2="8.5cm">
          <text:p/>
        </draw:line>
        <draw:line draw:style-name="gr1" draw:text-style-name="P1" draw:layer="layout" svg:x1="9.5cm" svg:y1="8.5cm" svg:x2="20.5cm" svg:y2="8.5cm">
          <text:p/>
        </draw:line>
        <draw:frame draw:style-name="gr3" draw:layer="layout" svg:width="0.925cm" svg:height="0.963cm" svg:x="20.401cm" svg:y="7.501cm">
          <draw:text-box>
            <text:p>B</text:p>
          </draw:text-box>
        </draw:frame>
        <draw:frame draw:style-name="gr4" draw:layer="layout" svg:width="0.959cm" svg:height="0.963cm" svg:x="17.502cm" svg:y="14.002cm">
          <draw:text-box>
            <text:p>C</text:p>
          </draw:text-box>
        </draw:frame>
        <draw:frame draw:style-name="gr4" draw:layer="layout" svg:width="0.959cm" svg:height="0.963cm" svg:x="5.503cm" svg:y="14.103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9.501cm" svg:y1="8.501cm" svg:x2="6.501cm" svg:y2="14.001cm">
          <text:p/>
        </draw:line>
        <draw:line draw:style-name="gr1" draw:text-style-name="P1" draw:layer="layout" svg:x1="20.501cm" svg:y1="8.501cm" svg:x2="17.501cm" svg:y2="14.001cm">
          <text:p/>
        </draw:lin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6.501cm" svg:y1="14.001cm" svg:x2="17.501cm" svg:y2="14.001cm">
          <text:p/>
        </draw:line>
        <draw:frame draw:style-name="gr6" draw:layer="layout" svg:width="12.067cm" svg:height="1.675cm" svg:x="6.001cm" svg:y="3.418cm">
          <draw:text-box>
            <text:p>ABCE是四边形，AB//DC 而且 AB=DC。</text:p>
            <text:p>证明：AD//BC, AD=BC</text:p>
          </draw:text-box>
        </draw:frame>
        <draw:frame draw:style-name="gr3" draw:layer="layout" svg:width="0.925cm" svg:height="0.963cm" svg:x="8.801cm" svg:y="7.501cm">
          <draw:text-box>
            <text:p>A</text:p>
          </draw:text-box>
        </draw:fram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9.501cm" svg:y1="8.501cm" svg:x2="20.501cm" svg:y2="8.501cm">
          <text:p/>
        </draw:line>
        <draw:frame draw:style-name="gr3" draw:layer="layout" svg:width="0.925cm" svg:height="0.963cm" svg:x="20.402cm" svg:y="7.502cm">
          <draw:text-box>
            <text:p>B</text:p>
          </draw:text-box>
        </draw:frame>
        <draw:frame draw:style-name="gr4" draw:layer="layout" svg:width="0.959cm" svg:height="0.963cm" svg:x="17.503cm" svg:y="14.003cm">
          <draw:text-box>
            <text:p>C</text:p>
          </draw:text-box>
        </draw:frame>
        <draw:frame draw:style-name="gr4" draw:layer="layout" svg:width="0.959cm" svg:height="0.963cm" svg:x="5.504cm" svg:y="14.104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9.501cm" svg:y1="8.501cm" svg:x2="6.501cm" svg:y2="14.001cm">
          <text:p/>
        </draw:line>
        <draw:line draw:style-name="gr1" draw:text-style-name="P1" draw:layer="layout" svg:x1="20.501cm" svg:y1="8.501cm" svg:x2="17.501cm" svg:y2="14.001cm">
          <text:p/>
        </draw:lin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6.501cm" svg:y1="14.001cm" svg:x2="17.501cm" svg:y2="14.001cm">
          <text:p/>
        </draw:line>
        <draw:frame draw:style-name="gr2" draw:layer="layout" svg:width="10.733cm" svg:height="1.675cm" svg:x="6.001cm" svg:y="3.418cm">
          <draw:text-box>
            <text:p>ABCD是四边形，AB//DC, AD//BC。</text:p>
            <text:p>证明：AB=DC, AD=BC</text:p>
          </draw:text-box>
        </draw:frame>
        <draw:frame draw:style-name="gr3" draw:layer="layout" svg:width="0.925cm" svg:height="0.963cm" svg:x="8.801cm" svg:y="7.501cm">
          <draw:text-box>
            <text:p>A</text:p>
          </draw:text-box>
        </draw:fram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9.501cm" svg:y1="8.501cm" svg:x2="20.501cm" svg:y2="8.501cm">
          <text:p/>
        </draw:line>
        <draw:frame draw:style-name="gr3" draw:layer="layout" svg:width="0.925cm" svg:height="0.963cm" svg:x="20.402cm" svg:y="7.502cm">
          <draw:text-box>
            <text:p>B</text:p>
          </draw:text-box>
        </draw:frame>
        <draw:frame draw:style-name="gr4" draw:layer="layout" svg:width="0.959cm" svg:height="0.963cm" svg:x="17.503cm" svg:y="14.003cm">
          <draw:text-box>
            <text:p>C</text:p>
          </draw:text-box>
        </draw:frame>
        <draw:frame draw:style-name="gr4" draw:layer="layout" svg:width="0.959cm" svg:height="0.963cm" svg:x="5.504cm" svg:y="14.104cm">
          <draw:text-box>
            <text:p>D</text:p>
          </draw:text-box>
        </draw:frame>
        <draw:line draw:style-name="gr7" draw:text-style-name="P1" draw:layer="layout" svg:x1="9.5cm" svg:y1="8.5cm" svg:x2="17.5cm" svg:y2="14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9.502cm" svg:y1="8.502cm" svg:x2="6.502cm" svg:y2="14.002cm">
          <text:p/>
        </draw:line>
        <draw:line draw:style-name="gr1" draw:text-style-name="P1" draw:layer="layout" svg:x1="20.502cm" svg:y1="8.502cm" svg:x2="17.502cm" svg:y2="14.002cm">
          <text:p/>
        </draw:line>
        <draw:line draw:style-name="gr1" draw:text-style-name="P1" draw:layer="layout" svg:x1="9.502cm" svg:y1="8.502cm" svg:x2="20.502cm" svg:y2="8.502cm">
          <text:p/>
        </draw:line>
        <draw:line draw:style-name="gr1" draw:text-style-name="P1" draw:layer="layout" svg:x1="6.502cm" svg:y1="14.002cm" svg:x2="17.502cm" svg:y2="14.002cm">
          <text:p/>
        </draw:line>
        <draw:frame draw:style-name="gr6" draw:layer="layout" svg:width="12.067cm" svg:height="1.675cm" svg:x="6.002cm" svg:y="3.419cm">
          <draw:text-box>
            <text:p>ABCE是四边形，AB//DC 而且 AB=DC。</text:p>
            <text:p>证明：AD//BC, AD=BC</text:p>
          </draw:text-box>
        </draw:frame>
        <draw:frame draw:style-name="gr3" draw:layer="layout" svg:width="0.925cm" svg:height="0.963cm" svg:x="8.802cm" svg:y="7.502cm">
          <draw:text-box>
            <text:p>A</text:p>
          </draw:text-box>
        </draw:frame>
        <draw:line draw:style-name="gr1" draw:text-style-name="P1" draw:layer="layout" svg:x1="9.502cm" svg:y1="8.502cm" svg:x2="20.502cm" svg:y2="8.502cm">
          <text:p/>
        </draw:line>
        <draw:line draw:style-name="gr1" draw:text-style-name="P1" draw:layer="layout" svg:x1="9.502cm" svg:y1="8.502cm" svg:x2="20.502cm" svg:y2="8.502cm">
          <text:p/>
        </draw:line>
        <draw:frame draw:style-name="gr3" draw:layer="layout" svg:width="0.925cm" svg:height="0.963cm" svg:x="20.403cm" svg:y="7.503cm">
          <draw:text-box>
            <text:p>B</text:p>
          </draw:text-box>
        </draw:frame>
        <draw:frame draw:style-name="gr4" draw:layer="layout" svg:width="0.959cm" svg:height="0.963cm" svg:x="17.504cm" svg:y="14.004cm">
          <draw:text-box>
            <text:p>C</text:p>
          </draw:text-box>
        </draw:frame>
        <draw:frame draw:style-name="gr4" draw:layer="layout" svg:width="0.959cm" svg:height="0.963cm" svg:x="5.505cm" svg:y="14.105cm">
          <draw:text-box>
            <text:p>D</text:p>
          </draw:text-box>
        </draw:frame>
        <draw:line draw:style-name="gr7" draw:text-style-name="P1" draw:layer="layout" svg:x1="9.5cm" svg:y1="8.5cm" svg:x2="17.5cm" svg:y2="1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4M52S</meta:editing-duration>
    <meta:editing-cycles>5</meta:editing-cycles>
    <meta:generator>OpenOffice/4.1.15$Win32 OpenOffice.org_project/4115m2$Build-9813</meta:generator>
    <dc:date>2025-10-17T21:37:23.50</dc:date>
    <dc:creator>Eric Zhang</dc:creator>
    <meta:document-statistic meta:object-count="75"/>
  </office:meta>
</office:document-meta>
</file>